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 manifest:full-path="Object 1/Configurations2/"/>
  <manifest:file-entry manifest:media-type="" manifest:full-path="Object 1/statusbar/"/>
  <manifest:file-entry manifest:media-type="" manifest:full-path="Object 1/floater/"/>
  <manifest:file-entry manifest:media-type="" manifest:full-path="Object 1/popupmenu/"/>
  <manifest:file-entry manifest:media-type="text/xml" manifest:full-path="Object 1/content.xml"/>
  <manifest:file-entry manifest:media-type="" manifest:full-path="Object 1/progressbar/"/>
  <manifest:file-entry manifest:media-type="text/xml" manifest:full-path="Object 1/styles.xml"/>
  <manifest:file-entry manifest:media-type="" manifest:full-path="Object 1/menubar/"/>
  <manifest:file-entry manifest:media-type="" manifest:full-path="Object 1/toolbar/"/>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text-properties style:font-name="Arial" fo:font-size="8pt" style:font-size-asian="8pt" style:font-size-complex="8pt"/>
    </style:style>
    <style:style style:name="P2" style:family="paragraph" style:parent-style-name="Standard">
      <style:paragraph-properties fo:text-align="start" style:justify-single-word="false"/>
      <style:text-properties style:font-name="Verdana1" fo:font-size="11pt" fo:font-style="normal" fo:font-weight="normal" style:font-size-asian="11pt" style:font-style-asian="normal" style:font-weight-asian="normal" style:font-size-complex="11pt" style:font-style-complex="normal" style:font-weight-complex="normal"/>
    </style:style>
    <style:style style:name="P3" style:family="paragraph" style:parent-style-name="Standard">
      <style:paragraph-properties fo:text-align="start" style:justify-single-word="false"/>
      <style:text-properties style:font-name="Verdana1" fo:font-size="11pt" fo:font-style="normal" fo:font-weight="normal" officeooo:paragraph-rsid="0019ea4d" style:font-size-asian="11pt" style:font-style-asian="normal" style:font-weight-asian="normal" style:font-name-complex="Arial" style:font-size-complex="11pt" style:font-style-complex="normal" style:font-weight-complex="normal"/>
    </style:style>
    <style:style style:name="P4" style:family="paragraph" style:parent-style-name="Standard">
      <style:paragraph-properties fo:text-align="start" style:justify-single-word="false"/>
      <style:text-properties style:font-name="Verdana1" fo:font-size="11pt" fo:font-style="normal" fo:font-weight="normal" officeooo:paragraph-rsid="001aee82" style:font-size-asian="11pt" style:font-style-asian="normal" style:font-weight-asian="normal" style:font-name-complex="Arial" style:font-size-complex="11pt" style:font-style-complex="normal" style:font-weight-complex="normal"/>
    </style:style>
    <style:style style:name="P5" style:family="paragraph" style:parent-style-name="Standard">
      <style:paragraph-properties fo:text-align="start" style:justify-single-word="false"/>
      <style:text-properties style:font-name="Verdana1" fo:font-size="11pt" fo:font-style="normal" fo:font-weight="normal" officeooo:paragraph-rsid="001bd11d" style:font-size-asian="11pt" style:font-style-asian="normal" style:font-weight-asian="normal" style:font-name-complex="Arial" style:font-size-complex="11pt" style:font-style-complex="normal" style:font-weight-complex="normal"/>
    </style:style>
    <style:style style:name="P6" style:family="paragraph" style:parent-style-name="Standard">
      <style:paragraph-properties fo:text-align="start" style:justify-single-word="false"/>
      <style:text-properties style:font-name="Verdana1" fo:font-size="11pt" fo:font-style="normal" fo:font-weight="bold" style:font-size-asian="11pt" style:font-style-asian="normal" style:font-weight-asian="bold" style:font-name-complex="Arial" style:font-size-complex="11pt" style:font-style-complex="normal" style:font-weight-complex="bold"/>
    </style:style>
    <style:style style:name="P7" style:family="paragraph" style:parent-style-name="Standard">
      <style:paragraph-properties fo:text-align="start" style:justify-single-word="false"/>
      <style:text-properties style:font-name="Verdana1" fo:font-size="11pt" fo:font-weight="normal" style:font-size-asian="11pt" style:font-weight-asian="normal" style:font-size-complex="11pt" style:font-weight-complex="normal"/>
    </style:style>
    <style:style style:name="P8" style:family="paragraph" style:parent-style-name="Standard">
      <style:paragraph-properties fo:text-align="center" style:justify-single-word="false"/>
      <style:text-properties style:font-name="Verdana1" fo:font-size="11pt" fo:font-weight="bold" style:font-size-asian="11pt" style:font-weight-asian="bold" style:font-size-complex="11pt" style:font-weight-complex="bold"/>
    </style:style>
    <style:style style:name="P9" style:family="paragraph" style:parent-style-name="Standard">
      <style:paragraph-properties fo:text-align="start" style:justify-single-word="false"/>
      <style:text-properties style:font-name="Verdana1" fo:font-size="11pt" fo:font-weight="bold" style:font-size-asian="11pt" style:font-weight-asian="bold" style:font-size-complex="11pt" style:font-weight-complex="bold"/>
    </style:style>
    <style:style style:name="P10" style:family="paragraph" style:parent-style-name="Standard">
      <style:paragraph-properties fo:text-align="start" style:justify-single-word="false"/>
      <style:text-properties style:font-name="Verdana1" fo:font-size="11pt" style:font-size-asian="11pt" style:font-size-complex="11pt"/>
    </style:style>
    <style:style style:name="P11" style:family="paragraph" style:parent-style-name="Standard">
      <style:paragraph-properties fo:text-align="start" style:justify-single-word="false"/>
      <style:text-properties style:font-name="Verdana1" fo:font-size="11pt" officeooo:paragraph-rsid="0018d4ad" style:font-size-asian="11pt" style:font-size-complex="11pt"/>
    </style:style>
    <style:style style:name="P12" style:family="paragraph" style:parent-style-name="Standard">
      <style:paragraph-properties fo:text-align="justify" style:justify-single-word="false"/>
      <style:text-properties style:font-name="Verdana1" fo:font-size="11pt" style:font-size-asian="11pt" style:font-name-complex="Arial" style:font-size-complex="11pt"/>
    </style:style>
    <style:style style:name="P13" style:family="paragraph" style:parent-style-name="Standard">
      <style:paragraph-properties fo:text-align="start" style:justify-single-word="false"/>
      <style:text-properties style:font-name="Verdana1" fo:font-size="11pt" fo:font-style="italic" fo:font-weight="normal" style:font-size-asian="11pt" style:font-style-asian="italic" style:font-weight-asian="normal" style:font-size-complex="11pt" style:font-style-complex="italic" style:font-weight-complex="normal"/>
    </style:style>
    <style:style style:name="P14" style:family="paragraph" style:parent-style-name="Standard">
      <style:paragraph-properties fo:text-align="justify" style:justify-single-word="false"/>
      <style:text-properties style:font-name="Verdana1" fo:font-size="11pt" fo:font-style="italic" style:font-size-asian="11pt" style:font-style-asian="italic" style:font-name-complex="Arial" style:font-size-complex="11pt" style:font-style-complex="italic"/>
    </style:style>
    <style:style style:name="P15" style:family="paragraph" style:parent-style-name="Standard">
      <style:paragraph-properties fo:text-align="justify" style:justify-single-word="false"/>
      <style:text-properties style:font-name="Verdana1" fo:font-size="11pt" fo:language="en" fo:country="US" fo:font-style="italic" style:font-size-asian="11pt" style:font-style-asian="italic" style:font-name-complex="Arial" style:font-size-complex="11pt" style:font-style-complex="italic"/>
    </style:style>
    <style:style style:name="P16" style:family="paragraph" style:parent-style-name="Standard">
      <style:paragraph-properties fo:text-align="justify" style:justify-single-word="false"/>
      <style:text-properties style:font-name="Verdana1" fo:font-size="11pt" fo:language="en" fo:country="US" style:font-size-asian="11pt" style:font-name-complex="Arial" style:font-size-complex="11pt"/>
    </style:style>
    <style:style style:name="P17" style:family="paragraph" style:parent-style-name="Standard">
      <style:paragraph-properties fo:text-align="start" style:justify-single-word="false"/>
    </style:style>
    <style:style style:name="P18" style:family="paragraph" style:parent-style-name="Standard">
      <style:paragraph-properties fo:text-align="justify" style:justify-single-word="false"/>
    </style:style>
    <style:style style:name="P19" style:family="paragraph" style:parent-style-name="Standard">
      <style:paragraph-properties fo:text-align="start" style:justify-single-word="false" fo:break-before="page"/>
      <style:text-properties style:font-name="Verdana1" fo:font-size="11pt" fo:font-style="normal" fo:font-weight="bold" style:font-size-asian="11pt" style:font-style-asian="normal" style:font-weight-asian="bold" style:font-name-complex="Arial" style:font-size-complex="11pt" style:font-style-complex="normal" style:font-weight-complex="bold"/>
    </style:style>
    <style:style style:name="P20" style:family="paragraph" style:parent-style-name="Standard">
      <style:paragraph-properties fo:text-align="start" style:justify-single-word="false" fo:break-before="page"/>
      <style:text-properties style:font-name="Verdana1" fo:font-size="11pt" fo:font-style="normal" fo:font-weight="bold" officeooo:paragraph-rsid="0019a5a4" style:font-size-asian="11pt" style:font-style-asian="normal" style:font-weight-asian="bold" style:font-name-complex="Arial" style:font-size-complex="11pt" style:font-style-complex="normal" style:font-weight-complex="bold"/>
    </style:style>
    <style:style style:name="P21" style:family="paragraph" style:parent-style-name="Standard">
      <style:paragraph-properties fo:text-align="start" style:justify-single-word="false" fo:break-before="page"/>
      <style:text-properties style:font-name="Verdana1" fo:font-size="11pt" fo:font-style="normal" fo:font-weight="bold" officeooo:paragraph-rsid="0019ea4d" style:font-size-asian="11pt" style:font-style-asian="normal" style:font-weight-asian="bold" style:font-name-complex="Arial" style:font-size-complex="11pt" style:font-style-complex="normal" style:font-weight-complex="bold"/>
    </style:style>
    <style:style style:name="P22" style:family="paragraph" style:parent-style-name="Standard">
      <style:paragraph-properties fo:text-align="start" style:justify-single-word="false" fo:break-before="page"/>
      <style:text-properties style:font-name="Verdana1" fo:font-size="11pt" fo:font-weight="bold" style:font-size-asian="11pt" style:font-weight-asian="bold" style:font-size-complex="11pt" style:font-weight-complex="bold"/>
    </style:style>
    <style:style style:name="P23" style:family="paragraph" style:parent-style-name="Standard">
      <style:paragraph-properties fo:text-align="start" style:justify-single-word="false"/>
      <style:text-properties style:font-name="Verdana1" fo:font-size="11pt" fo:font-weight="normal" style:font-size-asian="11pt" style:font-weight-asian="normal" style:font-size-complex="11pt" style:font-weight-complex="normal"/>
    </style:style>
    <style:style style:name="P24" style:family="paragraph" style:parent-style-name="Standard">
      <style:paragraph-properties fo:text-align="start" style:justify-single-word="false"/>
      <style:text-properties style:font-name="Verdana1" fo:font-size="11pt" fo:font-style="normal" fo:font-weight="normal" style:font-size-asian="11pt" style:font-style-asian="normal" style:font-weight-asian="normal" style:font-name-complex="Arial" style:font-size-complex="11pt" style:font-style-complex="normal" style:font-weight-complex="normal"/>
    </style:style>
    <style:style style:name="P25" style:family="paragraph" style:parent-style-name="Standard" style:list-style-name="L1">
      <style:paragraph-properties fo:text-align="start" style:justify-single-word="false"/>
      <style:text-properties style:font-name="Verdana1" fo:font-size="11pt" fo:font-style="normal" fo:font-weight="normal" officeooo:paragraph-rsid="001d0c10" style:font-size-asian="11pt" style:font-style-asian="normal" style:font-weight-asian="normal" style:font-name-complex="Arial" style:font-size-complex="11pt" style:font-style-complex="normal" style:font-weight-complex="normal"/>
    </style:style>
    <style:style style:name="P26" style:family="paragraph" style:parent-style-name="Standard" style:list-style-name="L2">
      <style:paragraph-properties fo:text-align="start" style:justify-single-word="false"/>
      <style:text-properties style:font-name="Verdana1" fo:font-size="11pt" fo:font-style="normal" fo:font-weight="normal" officeooo:paragraph-rsid="001d0c10" style:font-size-asian="11pt" style:font-style-asian="normal" style:font-weight-asian="normal" style:font-name-complex="Arial" style:font-size-complex="11pt" style:font-style-complex="normal" style:font-weight-complex="normal"/>
    </style:style>
    <style:style style:name="P27" style:family="paragraph" style:parent-style-name="Standard" style:list-style-name="L3">
      <style:paragraph-properties fo:text-align="start" style:justify-single-word="false"/>
      <style:text-properties style:font-name="Verdana1" fo:font-size="11pt" fo:font-style="normal" fo:font-weight="normal" officeooo:paragraph-rsid="001d0c10" style:font-size-asian="11pt" style:font-style-asian="normal" style:font-weight-asian="normal" style:font-name-complex="Arial" style:font-size-complex="11pt" style:font-style-complex="normal" style:font-weight-complex="normal"/>
    </style:style>
    <style:style style:name="P28" style:family="paragraph" style:parent-style-name="Standard" style:list-style-name="L4">
      <style:paragraph-properties fo:text-align="start" style:justify-single-word="false"/>
      <style:text-properties style:font-name="Verdana1" fo:font-size="11pt" fo:font-style="normal" fo:font-weight="normal" officeooo:paragraph-rsid="001d7660" style:font-size-asian="11pt" style:font-style-asian="normal" style:font-weight-asian="normal" style:font-name-complex="Arial" style:font-size-complex="11pt" style:font-style-complex="normal" style:font-weight-complex="normal"/>
    </style:style>
    <style:style style:name="P29" style:family="paragraph" style:parent-style-name="Standard">
      <style:paragraph-properties fo:text-align="start" style:justify-single-word="false"/>
      <style:text-properties style:font-name="Verdana1" fo:font-size="11pt" fo:font-style="normal" fo:font-weight="normal" officeooo:rsid="0019ea4d" officeooo:paragraph-rsid="0019ea4d" style:font-size-asian="11pt" style:font-style-asian="normal" style:font-weight-asian="normal" style:font-name-complex="Arial" style:font-size-complex="11pt" style:font-style-complex="normal" style:font-weight-complex="normal"/>
    </style:style>
    <style:style style:name="P30" style:family="paragraph" style:parent-style-name="Standard">
      <style:paragraph-properties fo:text-align="start" style:justify-single-word="false"/>
      <style:text-properties style:font-name="Verdana1" fo:font-size="11pt" fo:font-style="normal" fo:font-weight="normal" officeooo:rsid="001aee82" officeooo:paragraph-rsid="0019ea4d" style:font-size-asian="11pt" style:font-style-asian="normal" style:font-weight-asian="normal" style:font-name-complex="Arial" style:font-size-complex="11pt" style:font-style-complex="normal" style:font-weight-complex="normal"/>
    </style:style>
    <style:style style:name="P31" style:family="paragraph" style:parent-style-name="Standard" style:list-style-name="L1">
      <style:paragraph-properties fo:text-align="start" style:justify-single-word="false"/>
      <style:text-properties style:font-name="Verdana1" fo:font-size="11pt" fo:font-style="normal" fo:font-weight="normal" officeooo:rsid="001aee82" officeooo:paragraph-rsid="001d0c10" style:font-size-asian="11pt" style:font-style-asian="normal" style:font-weight-asian="normal" style:font-name-complex="Arial" style:font-size-complex="11pt" style:font-style-complex="normal" style:font-weight-complex="normal"/>
    </style:style>
    <style:style style:name="P32" style:family="paragraph" style:parent-style-name="Standard">
      <style:paragraph-properties fo:text-align="start" style:justify-single-word="false"/>
      <style:text-properties style:font-name="Verdana1" fo:font-size="11pt" fo:font-style="normal" fo:font-weight="normal" officeooo:rsid="001aee82" officeooo:paragraph-rsid="001aee82" style:font-size-asian="11pt" style:font-style-asian="normal" style:font-weight-asian="normal" style:font-name-complex="Arial" style:font-size-complex="11pt" style:font-style-complex="normal" style:font-weight-complex="normal"/>
    </style:style>
    <style:style style:name="P33" style:family="paragraph" style:parent-style-name="Standard" style:list-style-name="L2">
      <style:paragraph-properties fo:text-align="start" style:justify-single-word="false"/>
      <style:text-properties style:font-name="Verdana1" fo:font-size="11pt" fo:font-style="normal" fo:font-weight="normal" officeooo:rsid="001aee82" officeooo:paragraph-rsid="001d0c10" style:font-size-asian="11pt" style:font-style-asian="normal" style:font-weight-asian="normal" style:font-name-complex="Arial" style:font-size-complex="11pt" style:font-style-complex="normal" style:font-weight-complex="normal"/>
    </style:style>
    <style:style style:name="P34" style:family="paragraph" style:parent-style-name="Standard" style:list-style-name="L4">
      <style:paragraph-properties fo:text-align="start" style:justify-single-word="false"/>
      <style:text-properties style:font-name="Verdana1" fo:font-size="11pt" fo:font-style="normal" fo:font-weight="normal" officeooo:rsid="001aee82" officeooo:paragraph-rsid="001d0c10" style:font-size-asian="11pt" style:font-style-asian="normal" style:font-weight-asian="normal" style:font-name-complex="Arial" style:font-size-complex="11pt" style:font-style-complex="normal" style:font-weight-complex="normal"/>
    </style:style>
    <style:style style:name="P35" style:family="paragraph" style:parent-style-name="Standard" style:list-style-name="L5">
      <style:paragraph-properties fo:text-align="start" style:justify-single-word="false"/>
      <style:text-properties style:font-name="Verdana1" fo:font-size="11pt" fo:font-style="normal" fo:font-weight="normal" officeooo:rsid="001aee82" officeooo:paragraph-rsid="001d0c10" style:font-size-asian="11pt" style:font-style-asian="normal" style:font-weight-asian="normal" style:font-name-complex="Arial" style:font-size-complex="11pt" style:font-style-complex="normal" style:font-weight-complex="normal"/>
    </style:style>
    <style:style style:name="P36" style:family="paragraph" style:parent-style-name="Standard">
      <style:paragraph-properties fo:text-align="start" style:justify-single-word="false"/>
      <style:text-properties style:font-name="Verdana1" fo:font-size="11pt" fo:font-style="normal" fo:font-weight="normal" officeooo:rsid="001aee82" officeooo:paragraph-rsid="001d0c10" style:font-size-asian="11pt" style:font-style-asian="normal" style:font-weight-asian="normal" style:font-name-complex="Arial" style:font-size-complex="11pt" style:font-style-complex="normal" style:font-weight-complex="normal"/>
    </style:style>
    <style:style style:name="P37" style:family="paragraph" style:parent-style-name="Standard" style:list-style-name="L3">
      <style:paragraph-properties fo:text-align="start" style:justify-single-word="false"/>
      <style:text-properties style:font-name="Verdana1" fo:font-size="11pt" fo:font-style="normal" fo:font-weight="normal" officeooo:rsid="001d7660" officeooo:paragraph-rsid="001d7660" style:font-size-asian="11pt" style:font-style-asian="normal" style:font-weight-asian="normal" style:font-name-complex="Arial" style:font-size-complex="11pt" style:font-style-complex="normal" style:font-weight-complex="normal"/>
    </style:style>
    <style:style style:name="P38" style:family="paragraph" style:parent-style-name="Standard">
      <style:paragraph-properties fo:text-align="start" style:justify-single-word="false"/>
      <style:text-properties style:font-name="Verdana1" fo:font-size="11pt" fo:font-style="normal" fo:font-weight="bold" officeooo:rsid="0018d4ad" officeooo:paragraph-rsid="0019a5a4" style:font-size-asian="11pt" style:font-style-asian="normal" style:font-weight-asian="bold" style:font-name-complex="Arial" style:font-size-complex="11pt" style:font-style-complex="normal" style:font-weight-complex="bold"/>
    </style:style>
    <style:style style:name="P39" style:family="paragraph" style:parent-style-name="Standard" style:list-style-name="L4">
      <style:paragraph-properties fo:text-align="start" style:justify-single-word="false"/>
      <style:text-properties officeooo:paragraph-rsid="001de007"/>
    </style:style>
    <style:style style:name="T1" style:family="text">
      <style:text-properties style:text-underline-style="solid" style:text-underline-width="auto" style:text-underline-color="font-color" fo:font-weight="normal" style:font-weight-asian="normal" style:font-weight-complex="normal"/>
    </style:style>
    <style:style style:name="T2" style:family="text">
      <style:text-properties style:text-underline-style="solid" style:text-underline-width="auto" style:text-underline-color="font-color" fo:font-weight="normal" officeooo:rsid="0017c475" style:font-weight-asian="normal" style:font-weight-complex="normal"/>
    </style:style>
    <style:style style:name="T3" style:family="text">
      <style:text-properties fo:font-weight="normal" style:font-weight-asian="normal" style:font-weight-complex="normal"/>
    </style:style>
    <style:style style:name="T4" style:family="text">
      <style:text-properties fo:font-weight="normal" officeooo:rsid="0016626b" style:font-weight-asian="normal" style:font-weight-complex="normal"/>
    </style:style>
    <style:style style:name="T5" style:family="text">
      <style:text-properties fo:font-weight="normal" officeooo:rsid="00179181" style:font-weight-asian="normal" style:font-weight-complex="normal"/>
    </style:style>
    <style:style style:name="T6" style:family="text">
      <style:text-properties fo:font-weight="normal" officeooo:rsid="0017c475" style:font-weight-asian="normal" style:font-weight-complex="normal"/>
    </style:style>
    <style:style style:name="T7" style:family="text">
      <style:text-properties fo:font-weight="normal" officeooo:rsid="0018d4ad" style:font-weight-asian="normal" style:font-weight-complex="normal"/>
    </style:style>
    <style:style style:name="T8" style:family="text">
      <style:text-properties fo:font-weight="normal" officeooo:rsid="0019ea4d" style:font-weight-asian="normal" style:font-weight-complex="normal"/>
    </style:style>
    <style:style style:name="T9" style:family="text">
      <style:text-properties style:font-name="Verdana1" fo:font-size="11pt" style:font-size-asian="11pt" style:font-name-complex="Arial" style:font-size-complex="11pt"/>
    </style:style>
    <style:style style:name="T10" style:family="text">
      <style:text-properties style:font-name="Verdana1" fo:font-size="11pt" style:font-size-asian="11pt" style:font-size-complex="11pt"/>
    </style:style>
    <style:style style:name="T11" style:family="text">
      <style:text-properties style:font-name="Verdana1" fo:font-size="11pt" fo:language="en" fo:country="US" style:font-size-asian="11pt" style:font-name-complex="Arial" style:font-size-complex="11pt"/>
    </style:style>
    <style:style style:name="T12" style:family="text">
      <style:text-properties style:font-name="Verdana1" fo:font-size="11pt" fo:language="en" fo:country="US" style:font-size-asian="11pt" style:font-size-complex="11pt"/>
    </style:style>
    <style:style style:name="T13" style:family="text">
      <style:text-properties style:font-name="Verdana1" fo:font-size="11pt" fo:font-style="normal" fo:font-weight="normal" officeooo:rsid="001d7660" style:font-size-asian="11pt" style:font-style-asian="normal" style:font-weight-asian="normal" style:font-name-complex="Arial" style:font-size-complex="11pt" style:font-style-complex="normal" style:font-weight-complex="normal"/>
    </style:style>
    <style:style style:name="T14" style:family="text">
      <style:text-properties style:font-name="Verdana1" fo:font-size="11pt" fo:font-style="normal" fo:font-weight="normal" officeooo:rsid="001de007" style:font-size-asian="11pt" style:font-style-asian="normal" style:font-weight-asian="normal" style:font-name-complex="Arial" style:font-size-complex="11pt" style:font-style-complex="normal" style:font-weight-complex="normal"/>
    </style:style>
    <style:style style:name="T15" style:family="text">
      <style:text-properties style:font-name="Verdana1" fo:font-size="11pt" style:text-underline-style="none" style:font-size-asian="11pt" style:font-size-complex="11pt"/>
    </style:style>
    <style:style style:name="T16" style:family="text">
      <style:text-properties style:font-name="Verdana1" fo:font-size="11pt" fo:font-weight="normal" style:font-size-asian="11pt" style:font-weight-asian="normal" style:font-size-complex="11pt" style:font-weight-complex="normal"/>
    </style:style>
    <style:style style:name="T17" style:family="text">
      <style:text-properties style:text-underline-style="none"/>
    </style:style>
    <style:style style:name="T18" style:family="text">
      <style:text-properties fo:font-style="normal" style:font-style-asian="normal" style:font-name-complex="Arial" style:font-style-complex="normal"/>
    </style:style>
    <style:style style:name="T19" style:family="text">
      <style:text-properties fo:font-style="normal" fo:font-weight="normal" style:font-style-asian="normal" style:font-weight-asian="normal" style:font-name-complex="Arial" style:font-style-complex="normal" style:font-weight-complex="normal"/>
    </style:style>
    <style:style style:name="T20" style:family="text">
      <style:text-properties fo:font-variant="normal" fo:text-transform="none" fo:color="#000000" style:text-line-through-style="none" style:font-name="Verdana" fo:font-size="11pt" fo:font-style="normal" style:text-underline-style="none" fo:font-weight="normal" style:text-blinking="false" fo:background-color="transparent"/>
    </style:style>
    <style:style style:name="T21" style:family="text">
      <style:text-properties fo:font-variant="normal" fo:text-transform="none" fo:color="#000000" style:text-line-through-style="none" style:font-name="Verdana" fo:font-size="11pt" fo:font-style="normal" style:text-underline-style="none" fo:font-weight="normal" officeooo:rsid="001f441f" style:text-blinking="false" fo:background-color="transparent"/>
    </style:style>
    <style:style style:name="T22" style:family="text">
      <style:text-properties fo:font-variant="normal" fo:text-transform="none" fo:color="#000000" style:text-line-through-style="none" style:text-underline-style="none" style:text-blinking="false" fo:background-color="transparent"/>
    </style:style>
    <style:style style:name="T23" style:family="text">
      <style:text-properties officeooo:rsid="0016626b"/>
    </style:style>
    <style:style style:name="T24" style:family="text">
      <style:text-properties officeooo:rsid="00179181"/>
    </style:style>
    <style:style style:name="T25" style:family="text">
      <style:text-properties officeooo:rsid="0017c475"/>
    </style:style>
    <style:style style:name="T26" style:family="text">
      <style:text-properties officeooo:rsid="0018d4ad"/>
    </style:style>
    <style:style style:name="T27" style:family="text">
      <style:text-properties officeooo:rsid="0019a5a4"/>
    </style:style>
    <style:style style:name="T28" style:family="text">
      <style:text-properties officeooo:rsid="0019ea4d"/>
    </style:style>
    <style:style style:name="T29" style:family="text">
      <style:text-properties officeooo:rsid="0019f30d"/>
    </style:style>
    <style:style style:name="T30" style:family="text">
      <style:text-properties officeooo:rsid="001aee82"/>
    </style:style>
    <style:style style:name="T31" style:family="text">
      <style:text-properties fo:font-style="italic" officeooo:rsid="001aee82" style:font-style-asian="italic" style:font-style-complex="italic"/>
    </style:style>
    <style:style style:name="T32" style:family="text">
      <style:text-properties officeooo:rsid="001bd11d"/>
    </style:style>
    <style:style style:name="T33" style:family="text">
      <style:text-properties officeooo:rsid="001d0c10"/>
    </style:style>
    <style:style style:name="T34" style:family="text">
      <style:text-properties officeooo:rsid="001d7660"/>
    </style:style>
    <style:style style:name="T35" style:family="text">
      <style:text-properties officeooo:rsid="001de007"/>
    </style:style>
    <style:style style:name="T36" style:family="text">
      <style:text-properties officeooo:rsid="001f4a34"/>
    </style:style>
    <style:style style:name="T37" style:family="text">
      <style:text-properties officeooo:rsid="001fb03e"/>
    </style:style>
    <style:style style:name="T38" style:family="text">
      <style:text-properties officeooo:rsid="0020c50b"/>
    </style:style>
    <style:style style:name="T39" style:family="text">
      <style:text-properties officeooo:rsid="0020c6a5"/>
    </style:style>
    <style:style style:name="T40" style:family="text">
      <style:text-properties officeooo:rsid="0020e2a6"/>
    </style:style>
    <style:style style:name="T41" style:family="text">
      <style:text-properties officeooo:rsid="0021d740"/>
    </style:style>
    <style:style style:name="T42" style:family="text">
      <style:text-properties officeooo:rsid="00234188"/>
    </style:style>
    <style:style style:name="T43" style:family="text">
      <style:text-properties officeooo:rsid="00234421"/>
    </style:style>
    <style:style style:name="T44" style:family="text">
      <style:text-properties officeooo:rsid="00238cba"/>
    </style:style>
    <style:style style:name="T45" style:family="text">
      <style:text-properties officeooo:rsid="002429a3"/>
    </style:style>
    <style:style style:name="T46" style:family="text">
      <style:text-properties officeooo:rsid="0024cc4f"/>
    </style:style>
    <style:style style:name="T47" style:family="text">
      <style:text-properties officeooo:rsid="00254918"/>
    </style:style>
    <style:style style:name="T48" style:family="text">
      <style:text-properties officeooo:rsid="0026bc34"/>
    </style:style>
    <style:style style:name="T49" style:family="text">
      <style:text-properties officeooo:rsid="00283d3e"/>
    </style:style>
    <style:style style:name="T50" style:family="text">
      <style:text-properties officeooo:rsid="002a0f82"/>
    </style:style>
    <style:style style:name="fr1" style:family="graphic" style:parent-style-name="OLE">
      <style:graphic-properties style:horizontal-pos="center" style:horizontal-rel="paragraph"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Índice</text:p>
      <text:p text:style-name="P8"/>
      <text:p text:style-name="P10"><text:span text:style-name="T3">0</text:span><text:span text:style-name="T4">1</text:span><text:span text:style-name="T3">.- <text:tab/>Introducción </text:span><text:span text:style-name="T1"><text:tab/><text:tab/><text:tab/><text:tab/><text:tab/><text:tab/><text:tab/><text:tab/><text:tab/></text:span><text:span text:style-name="T3">pág. 0</text:span><text:span text:style-name="T4">2</text:span></text:p>
      <text:p text:style-name="P10"><text:span text:style-name="T3">0</text:span><text:span text:style-name="T4">2</text:span><text:span text:style-name="T3">.- <text:tab/>Motivación del Proyecto</text:span><text:span text:style-name="T1"> <text:tab/><text:tab/><text:tab/><text:tab/><text:tab/><text:tab/><text:tab/><text:tab/></text:span><text:span text:style-name="T3">pág. 0</text:span><text:span text:style-name="T4">3</text:span></text:p>
      <text:p text:style-name="P10"><text:span text:style-name="T3">0</text:span><text:span text:style-name="T4">3</text:span><text:span text:style-name="T3">.- <text:tab/>Breve reseña de Clustering</text:span><text:span text:style-name="T1"><text:tab/><text:tab/><text:tab/><text:tab/><text:tab/><text:tab/><text:tab/></text:span><text:span text:style-name="T3">pág. 0</text:span><text:span text:style-name="T4">4</text:span></text:p>
      <text:p text:style-name="P10"><text:span text:style-name="T3">0</text:span><text:span text:style-name="T4">4</text:span><text:span text:style-name="T3">.- <text:tab/>Breve reseña de JBoss y Terracotta</text:span><text:span text:style-name="T1"> <text:tab/><text:tab/><text:tab/><text:tab/><text:tab/><text:tab/></text:span><text:span text:style-name="T3">pág. 0</text:span><text:span text:style-name="T4">6</text:span></text:p>
      <text:p text:style-name="P10"><text:span text:style-name="T3">0</text:span><text:span text:style-name="T5">5</text:span><text:span text:style-name="T3">.- <text:tab/>Aplicación web de ejemplo</text:span><text:span text:style-name="T1"><text:tab/><text:tab/><text:tab/><text:tab/><text:tab/><text:tab/><text:tab/></text:span><text:span text:style-name="T3">pág. 0</text:span><text:span text:style-name="T5">7</text:span></text:p>
      <text:p text:style-name="P10"><text:span text:style-name="T3">0</text:span><text:span text:style-name="T6">6</text:span><text:span text:style-name="T3">.- <text:tab/>Arquitectura de l</text:span><text:span text:style-name="T7">a</text:span><text:span text:style-name="T3"> </text:span><text:span text:style-name="T7">aplicación web</text:span><text:span text:style-name="T1"><text:tab/><text:tab/><text:tab/><text:tab/><text:tab/><text:tab/></text:span><text:span text:style-name="T3">pág. 0</text:span><text:span text:style-name="T6">8</text:span></text:p>
      <text:p text:style-name="P11"><text:span text:style-name="T6">0</text:span><text:span text:style-name="T7">7</text:span><text:span text:style-name="T6">.- <text:tab/></text:span><text:span text:style-name="T7">Casos de uso <text:s/>de la aplicación web</text:span><text:span text:style-name="T2"><text:tab/><text:tab/><text:tab/><text:tab/><text:tab/><text:tab/></text:span><text:span text:style-name="T6">pág. 0</text:span><text:span text:style-name="T7">9</text:span></text:p>
      <text:p text:style-name="P11"><text:span text:style-name="T6">0</text:span><text:span text:style-name="T8">8</text:span><text:span text:style-name="T6">.- <text:tab/>Calendario </text:span><text:span text:style-name="T2"><text:tab/><text:tab/><text:tab/><text:tab/><text:tab/><text:tab/><text:tab/><text:tab/><text:tab/><text:tab/></text:span><text:span text:style-name="T6">pág. </text:span><text:span text:style-name="T8">10</text:span></text:p>
      <text:p text:style-name="P11"><text:span text:style-name="T8">09</text:span><text:span text:style-name="T6">.- <text:tab/>Referencias</text:span><text:span text:style-name="T2"><text:tab/><text:tab/><text:tab/><text:tab/><text:tab/><text:tab/><text:tab/><text:tab/><text:tab/><text:tab/></text:span><text:span text:style-name="T6">Pág. </text:span><text:span text:style-name="T8">11</text:span></text:p>
      <text:p text:style-name="P7"/>
      <text:p text:style-name="P10"><text:span text:style-name="T3">00.- <text:tab/>Tecnología </text:span><text:span text:style-name="T1"><text:tab/><text:tab/><text:tab/><text:tab/><text:tab/><text:tab/><text:tab/><text:tab/><text:tab/><text:tab/></text:span><text:span text:style-name="T3">pág. 00</text:span></text:p>
      <text:p text:style-name="P10"><text:span text:style-name="T3">00.- <text:tab/>Funcionalidad </text:span><text:span text:style-name="T1"><text:tab/><text:tab/><text:tab/><text:tab/><text:tab/><text:tab/><text:tab/><text:tab/><text:tab/></text:span><text:span text:style-name="T3">pág. 00</text:span></text:p>
      <text:p text:style-name="P10"><text:span text:style-name="T3">00.- <text:tab/>Finalización </text:span><text:span text:style-name="T1"><text:tab/><text:tab/><text:tab/><text:tab/><text:tab/><text:tab/><text:tab/><text:tab/><text:tab/><text:tab/></text:span><text:span text:style-name="T3">pág. 00</text:span></text:p>
      <text:p text:style-name="P10"><text:span text:style-name="T3">00.- <text:tab/>Plan de Comunicación</text:span><text:span text:style-name="T1"><text:tab/><text:tab/><text:tab/><text:tab/><text:tab/><text:tab/><text:tab/><text:tab/></text:span><text:span text:style-name="T3">Pág. 00</text:span></text:p>
      <text:p text:style-name="P7"/>
      <text:p text:style-name="P7"/>
      <text:p text:style-name="P22">0<text:span text:style-name="T23">1</text:span>.-<text:tab/>Introducción</text:p>
      <text:p text:style-name="P7"/>
      <text:p text:style-name="P17"><text:span text:style-name="T16"><text:tab/></text:span><text:bookmark text:name="internal-source-marker_0.20874328078908333"/><text:span text:style-name="T20">El propósito del presente Trabajo Profesional, es analizar y comparar diferentes</text:span><text:line-break/><text:span text:style-name="T20">arquitecturas necesarias para el desarrollo de una Aplicación Web focalizada en</text:span><text:line-break/><text:span text:style-name="T20">brindar escalabilidad, alta disponibilidad y alto desempeño, junto con la estructuración, configuración, administración y despliegue de un entorno productivo con soporte de Clustering. Particularmente, se desean comparar las aquitecturas a desarrollar teniendo en cuenta la utilización de las herramientas Terracotta y JBoss.</text:span><text:line-break/><text:line-break/><text:span text:style-name="T22"><text:tab/></text:span><text:span text:style-name="T20">Ambos entornos será evaluados y validados mediante la interacción con una aplicación web de prueba, con la que se pretende usufructuar los beneficios de alta disponibilidad, escalabilidad, y alto desempeño que deberían ofrecer ambas herramientas.</text:span><text:line-break/><text:line-break/><text:tab/><text:span text:style-name="T22"> </text:span><text:span text:style-name="T20">La aplicación web será en cuanto a la funcionalidad la misma al probar el entorno montado con JBoss como el entorno montado con Terracotta, con la a</text:span><text:span text:style-name="T21">r</text:span><text:span text:style-name="T20">quitectura adecuada a cada entorno, el cual es condicionado por cada herramienta.</text:span><text:line-break/><text:line-break/><text:span text:style-name="T22"><text:tab/></text:span><text:span text:style-name="T20">El proyecto será desarrollado tal como implica la tecnología ya mencionada, con software open source: lenguaje de programación Java, entorno de desarrollo Eclipse, servidor J</text:span><text:span text:style-name="T21">B</text:span><text:span text:style-name="T20">oss, Terracotta, entre otros.</text:span> </text:p>
      <text:p text:style-name="P7"/>
      <text:p text:style-name="P7"/>
      <text:p text:style-name="P22">0<text:span text:style-name="T23">2</text:span>.- <text:tab/>Motivación del Proyecto</text:p>
      <text:p text:style-name="P7"/>
      <text:p text:style-name="P7"><text:tab/>A medida que van apareciendo más aplicaciones web integrales que resuelven cada vez más y más aspectos del negocio que <text:span text:style-name="T36">intentan </text:span>abarca<text:span text:style-name="T36">r</text:span>, más se va dependiendo de dichas soluciones, y más impacto tienen las caídas de los sistemas. Por lo cual, solamente tener una muy buena aplicación web, algo para nada fácil de lograr por cierto, es solo una parte del desafío si se quiere desarrollar una aplicación realmente exitosa, <text:span text:style-name="T37">otra parte del desafío es </text:span><text:span text:style-name="T38">lograr que esté disponible </text:span><text:span text:style-name="T39">prácticamente</text:span><text:span text:style-name="T38"> siempre</text:span>.</text:p>
      <text:p text:style-name="P7"/>
      <text:p text:style-name="P7"><text:tab/>Una de las soluciones posibles para intentar que las aplicaciones estén online <text:span text:style-name="T40">casi</text:span> bajo cualquier condición, y particularmente la solución que nos interesa, es implementar Clustering en el entorno productivo de la aplicación. De esta <text:span text:style-name="T41">forma</text:span>, por las características propias de la técnica, se puede de todas maneras mantener online la aplicación incluso en caso de que <text:span text:style-name="T42">por ejemplo </text:span>alguna de las computadoras que conforman el clustering se haya caído, <text:span text:style-name="T42">entre otros inconvenientes que podrian surgir</text:span>.</text:p>
      <text:p text:style-name="P7"/>
      <text:p text:style-name="P7"><text:tab/>Paralelamente y sin conexión <text:span text:style-name="T43">previa </text:span>con <text:span text:style-name="T43">los</text:span> intereses <text:span text:style-name="T43">que nos llevan a considerar este trabajo profesional, básicamente fundados en la curiosidad y en las ganas de investigar</text:span>, vemos cómo a nivel laboral también aumenta <text:span text:style-name="T43">paulatinamente</text:span> el interés por la técnica en cuestión, lo que nos lleva a concluir que dominar la técnica constituye una manera más de defenderse y destacarse a nivel laboral, en un mercado muy dinámico y competitivo, <text:span text:style-name="T43">por lo que nuestra original curiosidad adquiere mucho sentido práctico</text:span>.</text:p>
      <text:p text:style-name="P7"/>
      <text:p text:style-name="P7"><text:tab/>Revisando las tecnologías disponibles, vemos que podríamos montar un ambiente de tales características usando herramientas que no nos son enteramente ajenas, como ser el servidor J<text:span text:style-name="T44">B</text:span>oss, y una librería de Java denominada Terracotta, <text:span text:style-name="T46">entre otras herramientas, finalmente descartadas como el servidor Glassfish</text:span>. También notamos que <text:span text:style-name="T49">las</text:span> herramientas <text:span text:style-name="T49">elegidas </text:span>proponen dos maneras de abordar la implementación de un ambiente de <text:span text:style-name="T44">C</text:span>lustering. JBoss propone replicar la misma aplicación en todos los servidores, y Terracotta propone montar la aplicación en un servidor y desplegarla de manera tal que parezca que está presente y activa en todos los servidores. Ambas maneras son muy atractivas e interesantes, incluso una es prácticamente opuesta a la otra, y se podrá implementar una u otra según las necesidades del caso. <text:span text:style-name="T47">Finalmente, elegimos las herramientas mencionadas porque nos permiten abordar el área de interés con variantes, </text:span><text:span text:style-name="T48">lo que consideramos que favorecerá a la riqueza de nuestra investigación</text:span><text:span text:style-name="T47">.</text:span></text:p>
      <text:p text:style-name="P7"/>
      <text:p text:style-name="P7"><text:tab/>En consecuencia, es muy interesante para nosotros poder llegar a dominar la técnica de <text:span text:style-name="T45">C</text:span>lusterización, y su implementación de dos maneras distintas, ya que es una técnica que nos llama la atención, y que podríamos aplicar a nivel laboral, con herramientas de fácil acceso.</text:p>
      <text:p text:style-name="P22">0<text:span text:style-name="T23">3</text:span>.- <text:tab/>Breve reseña de Clustering</text:p>
      <text:p text:style-name="P9"/>
      <text:p text:style-name="P7"><text:tab/>El término cluster se aplica a los conjuntos o conglomerados de computadoras construidos mediante la utilización de componentes de hardware comunes y que se comportan como si fuesen una única computadora. </text:p>
      <text:p text:style-name="P7"><text:tab/></text:p>
      <text:p text:style-name="P7"><text:tab/>Hoy en día desempeñan un papel importante en la solución de problemas de las ciencias, las ingenierías y del comercio moderno. </text:p>
      <text:p text:style-name="P7"/>
      <text:p text:style-name="P7"><text:tab/>La tecnología de clusters ha evolucionado en apoyo de actividades que van desde aplicaciones de supercómputo y software de misiones críticas, servidores web y comercio electrónico, hasta bases de datos de alto rendimiento, entre otros usos. </text:p>
      <text:p text:style-name="P7"/>
      <text:p text:style-name="P7"><text:tab/>El cómputo con clusters surge como resultado de la convergencia de varias tendencias actuales que incluyen la disponibilidad de microprocesadores económicos de alto rendimiento y redes de alta velocidad, el desarrollo de herramientas de software para cómputo distribuido de alto rendimiento, así como la creciente necesidad de potencia computacional para aplicaciones que la requieran. </text:p>
      <text:p text:style-name="P7"/>
      <text:p text:style-name="P7"><text:tab/>Simplemente, un cluster es un grupo de múltiples ordenadores unidos mediante una red de alta velocidad, de tal forma que el conjunto es visto como un único ordenador, más potente que los comunes de escritorio. </text:p>
      <text:p text:style-name="P7"/>
      <text:p text:style-name="P7"><text:tab/>Los clusters son usualmente empleados para mejorar el rendimiento y/o la disponibilidad por encima de la que es provista por un solo computador típicamente siendo más económico que computadores individuales de rapidez y disponibilidad comparables. </text:p>
      <text:p text:style-name="P7"/>
      <text:p text:style-name="P7"><text:tab/>De un cluster se espera que presente combinaciones de los siguientes servicios: </text:p>
      <text:p text:style-name="P7"/>
      <text:p text:style-name="P7"><text:tab/>1.-<text:tab/>Alto rendimiento </text:p>
      <text:p text:style-name="P7"><text:tab/>2.-<text:tab/>Alta disponibilidad </text:p>
      <text:p text:style-name="P7"><text:tab/>3.-<text:tab/>Balanceo de carga </text:p>
      <text:p text:style-name="P7"><text:tab/>4.-<text:tab/>Escalabilidad </text:p>
      <text:p text:style-name="P7"/>
      <text:p text:style-name="P7"><text:tab/>La construcción de los ordenadores del cluster es más fácil y económica debido a su flexibilidad: pueden tener todos la misma configuración de hardware y sistema operativo (cluster homogéneo), diferente rendimiento pero con arquitecturas y sistemas operativos similares (cluster semi-homogéneo), o tener diferente hardware y sistema operativo (cluster heterogéneo), lo que hace más fácil y económica su construcción. </text:p>
      <text:p text:style-name="P7"/>
      <text:p text:style-name="P7"><text:tab/>Teniendo en cuenta las computadoras disponibles, se concluye que el tipo de cluster que se implementará un cluster heterogéneo.</text:p>
      <text:p text:style-name="P7"/>
      <text:p text:style-name="P7"><text:tab/>Para que un cluster funcione como tal, no basta solo con conectar entre sí los ordenadores, sino que es necesario proveer un sistema de manejo del cluster, el cual se encargue de interactuar con el usuario y los procesos que corren en él para optimizar el funcionamiento. </text:p>
      <text:p text:style-name="P7"/>
      <text:p text:style-name="P7"><text:tab/>Las aplicaciones paralelas escalables requieren: buen rendimiento, baja latencia, comunicaciones que dispongan de gran ancho de banda, redes escalables y <text:soft-page-break/>acceso rápido a archivos. Un cluster puede satisfacer estos requerimientos usando los recursos que tiene asociados a él. </text:p>
      <text:p text:style-name="P7"/>
      <text:p text:style-name="P7"><text:tab/>Los clusters ofrecen las siguientes características a un costo relativamente bajo: </text:p>
      <text:p text:style-name="P7"/>
      <text:p text:style-name="P7"><text:tab/>1.-<text:tab/>Alto rendimiento </text:p>
      <text:p text:style-name="P7"><text:tab/>2.-<text:tab/>Alta disponibilidad </text:p>
      <text:p text:style-name="P7"><text:tab/>3.-<text:tab/>Alta eficiencia </text:p>
      <text:p text:style-name="P7"><text:tab/>4.-<text:tab/>Escalabilidad </text:p>
      <text:p text:style-name="P7"/>
      <text:p text:style-name="P7"><text:tab/>La tecnología cluster permite a las organizaciones incrementar su capacidad de procesamiento usando tecnología estándar, tanto en componentes de hardware como de software que pueden adquirirse a un costo relativamente bajo.</text:p>
      <text:p text:style-name="P7"/>
      <text:p text:style-name="P22">0<text:span text:style-name="T23">4</text:span>.- <text:tab/>Breve reseña de JBoss y Terracotta</text:p>
      <text:p text:style-name="P9"/>
      <text:p text:style-name="P13"><text:tab/>JBoss</text:p>
      <text:p text:style-name="P2"/>
      <text:p text:style-name="P2"><text:tab/>JBoss es un servidor de aplicaciones J2EE de código abierto implementado en Java puro. Al estar basado en Java, JBoss puede ser utilizado en cualquier sistema operativo <text:s/>para el que esté disponible Java. Los principales desarrolladores trabajan para una empresa de servicios, JBoss Inc., adquirida por Red Hat en abril del 2006, fundada por Marc Fleury, el creador de la primera versión de JBoss. El proyecto está apoyado por una red mundial de colaboradores. Los ingresos de la empresa están basados en un modelo de negocio de servicios. </text:p>
      <text:p text:style-name="P2"><text:tab/> </text:p>
      <text:p text:style-name="P2"><text:tab/>JBoss implementa todo el paquete de servicios de J2EE.</text:p>
      <text:p text:style-name="P2"/>
      <text:p text:style-name="P2"><text:tab/>Jboss soporta clusterización de manera nativa. Simplemente, al levantar los servidores que conforman el cluster, se ejecuta un comando que los sincroniza y logra que se comporten en conjunto como si fueran un solo servidor.</text:p>
      <text:p text:style-name="P2"/>
      <text:p text:style-name="P13"><text:tab/>Terracotta</text:p>
      <text:p text:style-name="P7"/>
      <text:p text:style-name="P7"><text:tab/>Terracotta es un software de código abierto que permite crear aplicaciones Java que pueden escalar a cualquier cantidad de computadoras, sin tener que crear código adicional o usar bases de datos para compartir datos dentro del cluster. </text:p>
      <text:p text:style-name="P7"/>
      <text:p text:style-name="P7"><text:tab/>Terracotta utiliza el concepto de Memoria Adjunta a la Red (NAM - Network Attached Memory). El uso de NAM le permite a Terracotta distribuir en cluster a Máquinas Virtuales Java (JVM) directamente debajo de las aplicaciones, brindando alta disponibilidad y escalabilidad de forma transparente. </text:p>
      <text:p text:style-name="P7"/>
      <text:p text:style-name="P7"><text:tab/>La ventaja de Terracotta es que la aplicación preparada para funcionar en cluster es exactamente igual a una aplicación Java común. Todos los conceptos y librerías que se usan (POJOs, Spring, Hibernate, threads, sincronización, etc.) funcionan de la misma manera con Terracotta en un entorno distribuido, de la misma manera que funcionan en una única máquina virtual con muchos hilos de ejecución. </text:p>
      <text:p text:style-name="P7"/>
      <text:p text:style-name="P7"><text:tab/>Terracotta funciona a nivel de memoria, por lo que no es necesario heredar de ninguna clase ni implementar ninguna interfaz para compatir objetos entre todas las máquinas virtuales del cluster (ni siquiera es necesario implementar java.io.Serializable). </text:p>
      <text:p text:style-name="P7"/>
      <text:p text:style-name="P7"><text:tab/>En definitiva, se puede programar la aplicación de manera natural, y se deja a Terracotta que administre todo el trabajo para crear un entorno escalable y de alta disponibilidad.</text:p>
      <text:p text:style-name="P22">0<text:span text:style-name="T24">5</text:span>.- <text:tab/>Aplicación web de ejemplo</text:p>
      <text:p text:style-name="P7"/>
      <text:p text:style-name="P7"><text:tab/>La Aplicación Web que se considera para efectuar el análisis propuesto en el presente trabajo, es una aplicación administrativa para recibir trabajos y evaluar el desempeño académico de los alumnos de un instituto educativo de gran tamaño. </text:p>
      <text:p text:style-name="P7"/>
      <text:p text:style-name="P7"><text:tab/>El escenario que se considera es el siguiente: </text:p>
      <text:p text:style-name="P7"/>
      <text:p text:style-name="P7"><text:tab/>1.-<text:tab/>Se provee un usuario del sistema a cada uno de los alumnos y a cada uno de los profesores, quienes luego incorporan su contraseña privada de acceso. </text:p>
      <text:p text:style-name="P7"><text:tab/>2.-<text:tab/>Todos los alumnos están obligados, periódicamente, a incorporar al sistema todos los trabajos prácticos que van realizando a medida que transcurre el ciclo lectivo, junto con otra información pertinente que permite clasificar los trabajos prácticos de manera correcta. </text:p>
      <text:p text:style-name="P7"><text:tab/>3.-<text:tab/>En el instituto hay una gran cantidad de alumnos, y se espera que en la mayor parte de las materias se les solicite muchos trabajos prácticos, los cuales pueden llegar a ser considerablemente grandes. El uso diario del sistema es muy exigente, ya que todos los días existe un muy alto tráfico de trabajos, considerando todas las materias en todos los distintos niveles educativos que ofrece la institución. </text:p>
      <text:p text:style-name="P7"><text:tab/>4.-<text:tab/>Los profesores deben estar constantemente evaluando el material cargado, ya que necesitan dicho material para determinar la condición de regularidad de los alumnos, para calificar los trabajos prácticos, y para que a fin de año se puedan obtener estadísticas generales del desempeño del alumnado. Los profesores deben terminar sus evaluaciones, ya sea de los trabajos o la general a fin de año, en determinadas fechas. Por lo cual cabe señalar que todos los días, algunos profesores deben obligatoriamente tener preparadas ciertas evaluaciones. </text:p>
      <text:p text:style-name="P7"><text:tab/>5.-<text:tab/>El sistema debe estar siempre disponible, ya que si así no lo hiciera, los alumnos se verían impedidos de entregar a tiempo sus trabajos, lo que pondría en peligro su regularidad, al mismo tiempo que gran cantidad de profesores se verían impedidos de terminar sus evaluaciones a tiempo. El sistema debe ser escalable porque la dirigencia del instituto planea seguir expandiendo sus actividades, lo cual indefectiblemente hará crecer la aplicación y creará más presión sobre los servidores. El sistema debe mostrar un altísimo desempeño, para poder sobrellevar que muchos alumnos incorporen sus trabajos al mismo tiempo, muchos profesores los consulten al mismo tiempo, <text:s/>que mientras que los alumnos cargan, los profesores evalúen, etc. </text:p>
      <text:p text:style-name="P7"/>
      <text:p text:style-name="P7"><text:tab/>Se propone para el presente trabajo profesional, considerar la implementación de una primera versión mínima del sistema explicado, que permita a los alumnos cargar un mínimo de información, que permita a los profesores hacer una evaluación mínima de dicha información, y que permita en el futuro incorporar nuevos módulos como ser el módulo de las estadísticas generales. Esta implementación debe necesariamente cumplir con los requisitos no funcionales de escalabilidad, desempeño, y disponibilidad.</text:p>
      <text:p text:style-name="P7"/>
      <text:p text:style-name="P19">0<text:span text:style-name="T25">6</text:span>.- <text:tab/>Arquitectura de <text:span text:style-name="T26">la aplicación web</text:span></text:p>
      <text:p text:style-name="P6"/>
      <text:p text:style-name="P9"><text:span text:style-name="T18"><text:tab/></text:span><text:span text:style-name="T19">La aplicación de ejemplo será una aplicación web estructurada en capas.</text:span></text:p>
      <text:p text:style-name="P24"/>
      <text:p text:style-name="P20">0<text:span text:style-name="T27">7</text:span>.- <text:tab/><text:span text:style-name="T27">Casos de uso</text:span> de <text:span text:style-name="T26">la aplicación web</text:span></text:p>
      <text:p text:style-name="P38"/>
      <text:p text:style-name="P21"><text:span text:style-name="T26">0</text:span><text:span text:style-name="T28">8</text:span><text:span text:style-name="T26">.- <text:tab/></text:span><text:span text:style-name="T27">Ca</text:span><text:span text:style-name="T28">lendario</text:span></text:p>
      <text:p text:style-name="P29"/>
      <text:p text:style-name="P3"><text:span text:style-name="T28"><text:tab/></text:span><text:span text:style-name="T30">Distinguimos en este proyecto las siguientes etapas:</text:span></text:p>
      <text:p text:style-name="P30"/>
      <text:p text:style-name="P4"><text:span text:style-name="T30"><text:tab/></text:span><text:span text:style-name="T33">1</text:span><text:span text:style-name="T30">.-<text:tab/>Concepción (4 semanas de duración) </text:span></text:p>
      <text:list xml:id="list529827950" text:style-name="L1">
        <text:list-item>
          <text:list>
            <text:list-item>
              <text:list>
                <text:list-item>
                  <text:p text:style-name="P31">Investigación y análisis de las herramientas disponibles que proveen Clustering</text:p>
                </text:list-item>
                <text:list-item>
                  <text:p text:style-name="P31">Selección de las herramientas que aseguren diversidad técnica, para enriquecer la investigación ; en este caso como ya se aclaró, JBoss y Terracotta</text:p>
                </text:list-item>
                <text:list-item>
                  <text:p text:style-name="P25"><text:span text:style-name="T30">Análisis y elección de en qué tipo de escenario es aplicable la tecnología elegida , lo cual puede verse en la sección “</text:span><text:span text:style-name="T31">05.- Aplicación web de ejemplo</text:span><text:span text:style-name="T30">”</text:span></text:p>
                </text:list-item>
              </text:list>
            </text:list-item>
          </text:list>
        </text:list-item>
      </text:list>
      <text:p text:style-name="P32"/>
      <text:p text:style-name="P4"><text:span text:style-name="T30"><text:tab/></text:span><text:span text:style-name="T33">2</text:span><text:span text:style-name="T30">.-<text:tab/>Elaboración (4 semanas de duración) </text:span></text:p>
      <text:list xml:id="list1550520921" text:style-name="L2">
        <text:list-item>
          <text:list>
            <text:list-item>
              <text:list>
                <text:list-item>
                  <text:p text:style-name="P26"><text:span text:style-name="T30">Creación del repositorio público (</text:span><text:a xlink:type="simple" xlink:href="http://code.google.com/p/qin-cluster/"><text:span text:style-name="T30">http://code.google.com/p/qin-cluster/</text:span></text:a><text:span text:style-name="T30">) </text:span></text:p>
                </text:list-item>
                <text:list-item>
                  <text:p text:style-name="P33">Confección de la propuesta de trabajo profesional </text:p>
                </text:list-item>
                <text:list-item>
                  <text:p text:style-name="P33">Definición de los casos de uso de la aplicación de prueba </text:p>
                </text:list-item>
              </text:list>
            </text:list-item>
          </text:list>
        </text:list-item>
      </text:list>
      <text:p text:style-name="P32"/>
      <text:p text:style-name="P4"><text:span text:style-name="T30"><text:tab/></text:span><text:span text:style-name="T33">3</text:span><text:span text:style-name="T30">.-<text:tab/>Análisis de la arquitectura (12 semanas de duración) </text:span></text:p>
      <text:list xml:id="list1966130490" text:style-name="L3">
        <text:list-item>
          <text:list>
            <text:list-item>
              <text:list>
                <text:list-item>
                  <text:p text:style-name="P27"><text:span text:style-name="T30">Análisis del escenario implementado con Terracotta, denominado "</text:span><text:span text:style-name="T31">escenario 1</text:span><text:span text:style-name="T30">" </text:span></text:p>
                </text:list-item>
                <text:list-item>
                  <text:p text:style-name="P27"><text:span text:style-name="T30">Análisis del escenario implementado con JBoss, denominado "</text:span><text:span text:style-name="T31">escenario 2</text:span><text:span text:style-name="T30">" </text:span></text:p>
                </text:list-item>
                <text:list-item>
                  <text:p text:style-name="P37">Desarrollo de casos de prueba generales acordes a un entorno que soporte Clustering</text:p>
                </text:list-item>
                <text:list-item>
                  <text:p text:style-name="P37">Desarrollo de los casos de prueba particulares para el escenario 1, si correspnde</text:p>
                </text:list-item>
                <text:list-item>
                  <text:p text:style-name="P37">Desarrollo de los casos de prueba particulares para el escenario 2, si correspnde</text:p>
                </text:list-item>
              </text:list>
            </text:list-item>
          </text:list>
        </text:list-item>
      </text:list>
      <text:p text:style-name="P32"/>
      <text:p text:style-name="P4"><text:span text:style-name="T30"><text:tab/></text:span><text:span text:style-name="T33">4</text:span><text:span text:style-name="T30">.-<text:tab/>Construcción (8 semanas </text:span><text:span text:style-name="T32">de duración</text:span><text:span text:style-name="T30">) </text:span></text:p>
      <text:list xml:id="list1733991075" text:style-name="L4">
        <text:list-item>
          <text:list>
            <text:list-item>
              <text:list>
                <text:list-item>
                  <text:p text:style-name="P34">Implementación del escenario 1 </text:p>
                </text:list-item>
                <text:list-item>
                  <text:p text:style-name="P34">Desarrollo de la aplcación de prueba para el escenario 1 </text:p>
                </text:list-item>
                <text:list-item>
                  <text:p text:style-name="P34">Implementación del escenario 2 </text:p>
                </text:list-item>
                <text:list-item>
                  <text:p text:style-name="P34">Desarrollo de la aplcación de prueba para el escenario 2 </text:p>
                </text:list-item>
                <text:list-item>
                  <text:p text:style-name="P28"><text:span text:style-name="T34">Ejecución de las pruenas generales, </text:span><text:span text:style-name="T35">y recolección de información</text:span></text:p>
                </text:list-item>
                <text:list-item>
                  <text:p text:style-name="P39"><text:span text:style-name="T13">Ejecución de las pruebas particulares del escenario 1, </text:span><text:span text:style-name="T14">y recolección de información</text:span></text:p>
                </text:list-item>
                <text:list-item>
                  <text:p text:style-name="P39"><text:span text:style-name="T13">Ejecución de las pruebas particulares del escenario 2, </text:span><text:span text:style-name="T14">y recolección de información</text:span></text:p>
                </text:list-item>
              </text:list>
            </text:list-item>
          </text:list>
        </text:list-item>
      </text:list>
      <text:p text:style-name="P32"/>
      <text:p text:style-name="P5"><text:span text:style-name="T30"><text:tab/></text:span><text:span text:style-name="T33">5</text:span><text:span text:style-name="T30">.-<text:tab/>Finalización (4 semanas </text:span><text:span text:style-name="T32">de duración</text:span><text:span text:style-name="T30">) </text:span></text:p>
      <text:list xml:id="list1591565776" text:style-name="L5">
        <text:list-item>
          <text:list>
            <text:list-item>
              <text:list>
                <text:list-item>
                  <text:p text:style-name="P35">Comparación de los resultados obtenidos </text:p>
                </text:list-item>
                <text:list-item>
                  <text:p text:style-name="P35">Documentación de las conclusiones del proyecto</text:p>
                </text:list-item>
              </text:list>
            </text:list-item>
          </text:list>
        </text:list-item>
      </text:list>
      <text:p text:style-name="P36"/>
      <text:p text:style-name="P36"><text:tab/><text:span text:style-name="T50">Total: 32 semanas</text:span></text:p>
      <text:p text:style-name="P36"><text:span text:style-name="T50"/></text:p>
      <text:p text:style-name="P36"><draw:frame draw:style-name="fr1" draw:name="Objeto1" text:anchor-type="paragraph" svg:width="15.916cm" svg:height="1.349cm" draw:z-index="0"><draw:object xlink:href="./Object 1" xlink:type="simple" xlink:show="embed" xlink:actuate="onLoad"/><draw:image xlink:href="./ObjectReplacements/Object 1" xlink:type="simple" xlink:show="embed" xlink:actuate="onLoad"/></draw:frame><text:span text:style-name="T50"/></text:p>
      <text:p text:style-name="P19"><text:span text:style-name="T29">09</text:span>.- <text:tab/>Referencias</text:p>
      <text:p text:style-name="P14"/>
      <text:p text:style-name="P14">Terracotta:</text:p>
      <text:p text:style-name="P18"><text:span text:style-name="T9"><text:tab/></text:span><text:a xlink:type="simple" xlink:href="http://www.terracotta.org/"><text:span text:style-name="Internet_20_link"><text:span text:style-name="T10">http://www.terracotta.org/</text:span></text:span></text:a></text:p>
      <text:p text:style-name="P12"/>
      <text:p text:style-name="P14">Tomcat:</text:p>
      <text:p text:style-name="P18"><text:span text:style-name="T9"><text:tab/></text:span><text:a xlink:type="simple" xlink:href="http://tomcat.apache.org/"><text:span text:style-name="Internet_20_link"><text:span text:style-name="T10">http://tomcat.apache.org/</text:span></text:span></text:a></text:p>
      <text:p text:style-name="P12"/>
      <text:p text:style-name="P15">Jboss:</text:p>
      <text:p text:style-name="P18"><text:span text:style-name="T11"><text:tab/></text:span><text:a xlink:type="simple" xlink:href="http://jboss.org/"><text:span text:style-name="Internet_20_link"><text:span text:style-name="T10">http://jboss.org/</text:span></text:span></text:a></text:p>
      <text:p text:style-name="P18"><text:span text:style-name="Internet_20_link"><text:span text:style-name="T15"><text:tab/></text:span></text:span><text:span text:style-name="Internet_20_link"><text:span text:style-name="T10">http://es.wikipedia.org/wiki/JBoss</text:span></text:span></text:p>
      <text:p text:style-name="P16"/>
      <text:p text:style-name="P15">Sesiones Web:</text:p>
      <text:p text:style-name="P18"><text:span text:style-name="T12"><text:tab/></text:span><text:a xlink:type="simple" xlink:href="http://www.terracotta.org/web-sessions/?was-expanded=web-sessions-submenu" office:target-frame-name="_blank" xlink:show="new"><text:span text:style-name="Internet_20_link"><text:span text:style-name="T10">http://www.terracotta.org/web-sessions/?was-expanded=web-sessions-submenu</text:span></text:span></text:a><text:span text:style-name="T12"><text:line-break/></text:span></text:p>
      <text:p text:style-name="P14">Cache distribuida:</text:p>
      <text:p text:style-name="P18"><text:span text:style-name="T9"><text:tab/></text:span><text:a xlink:type="simple" xlink:href="http://www.terracotta.org/ehcache/ehcache-dx" office:target-frame-name="_blank" xlink:show="new"><text:span text:style-name="Internet_20_link"><text:span text:style-name="T10">http://www.terracotta.org/ehcache/ehcache-dx</text:span></text:span></text:a><text:span text:style-name="T9"><text:line-break/><text:tab/></text:span><text:a xlink:type="simple" xlink:href="http://jboss.org/jbosscache" office:target-frame-name="_blank" xlink:show="new"><text:span text:style-name="Internet_20_link"><text:span text:style-name="T10">http://jboss.org/jbosscache</text:span></text:span></text:a></text:p>
      <text:p text:style-name="P12"/>
      <text:p text:style-name="P14">Clusterización:</text:p>
      <text:p text:style-name="P18"><text:span text:style-name="T9"><text:tab/></text:span><text:a xlink:type="simple" xlink:href="http://docs.jboss.org/jbossas/jboss4guide/r4/html/cluster.chapt.html" office:target-frame-name="_blank" xlink:show="new"><text:span text:style-name="Internet_20_link"><text:span text:style-name="T10">http://docs.jboss.org/jbossas/jboss4guide/r4/html/cluster.chapt.html</text:span></text:span></text:a></text:p>
      <text:p text:style-name="P7"><text:tab/><text:a xlink:type="simple" xlink:href="http://www.terracotta.org/platform/how-terracotta-works"><text:span text:style-name="Internet_20_link">http://www.terracotta.org/platform/how-terracotta-works</text:span></text:a> <text:tab/><text:a xlink:type="simple" xlink:href="http://www.terracotta.org/platform/platform-concepts"><text:span text:style-name="Internet_20_link">http://www.terracotta.org/platform/platform-concepts</text:span></text:a><text:line-break/><text:tab/><text:a xlink:type="simple" xlink:href="http://www.terracotta.org/platform/hello-clustered-world"><text:span text:style-name="Internet_20_link">http://www.terracotta.org/platform/hello-clustered-world</text:span></text:a></text:p>
      <text:p text:style-name="P7"><text:span text:style-name="Internet_20_link"><text:span text:style-name="T17"><text:tab/></text:span></text:span><text:a xlink:type="simple" xlink:href="http://es.wikipedia.org/wiki/Cluster_%28informática%29"><text:span text:style-name="Internet_20_link">http://es.wikipedia.org/wiki/Cluster_%28inform%C3%A1tica%29</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Qin – Cluster – Propuesta de Trabajo Profesional – Barrabino, Diego 80183 – Moreyra, Martín 84394<text:tab/><text:page-number text:select-page="current">11</text:page-number> de <text:page-count>11</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0-04T01:18:22</meta:creation-date>
    <meta:generator>OpenOffice.org/3.2$Linux OpenOffice.org_project/320m19$Build-9505</meta:generator>
    <dc:date>2010-10-22T18:30:14</dc:date>
    <meta:editing-duration>PT04H27M19S</meta:editing-duration>
    <meta:editing-cycles>111</meta:editing-cycles>
    <dc:creator>diego </dc:creator>
    <meta:document-statistic meta:table-count="0" meta:image-count="0" meta:object-count="1" meta:page-count="11" meta:paragraph-count="114" meta:word-count="2282" meta:character-count="1553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499cm"/>
    </style:style>
    <style:style style:name="co2"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style:text-align-source="fix" style:repeat-content="false" style:vertical-align="middle"/>
      <style:paragraph-properties fo:text-align="center"/>
      <style:text-properties fo:color="#e6e6ff"/>
    </style:style>
    <style:style style:name="ce2" style:family="table-cell" style:parent-style-name="Default">
      <style:table-cell-properties fo:background-color="#000000"/>
    </style:style>
    <style:style style:name="ce3" style:family="table-cell" style:parent-style-name="Default">
      <style:table-cell-properties fo:background-color="#cccccc" style:text-align-source="fix" style:repeat-content="false" style:vertical-align="middle"/>
      <style:paragraph-properties fo:text-align="center"/>
      <style:text-properties fo:color="#000000" style:font-name="Arial" fo:font-size="10pt" fo:language="en" fo:country="US" style:font-size-asian="10pt" style:language-asian="en" style:country-asian="US" style:font-name-complex="Verdana" style:font-size-complex="10pt"/>
    </style:style>
    <style:style style:name="ce4" style:family="table-cell" style:parent-style-name="Default">
      <style:table-cell-properties fo:background-color="#cccccc"/>
    </style:style>
    <style:style style:name="ce5" style:family="table-cell" style:parent-style-name="Default">
      <style:table-cell-properties fo:background-color="#000000" style:text-align-source="fix" style:repeat-content="false" style:vertical-align="middle"/>
      <style:paragraph-properties fo:text-align="center"/>
      <style:text-properties fo:color="#ffffff" style:font-name="Arial" fo:language="en" fo:country="US" style:language-asian="en" style:country-asian="US" style:font-name-complex="Verdana" style:language-complex="en" style:country-complex="US"/>
    </style:style>
    <style:style style:name="ce6" style:family="table-cell" style:parent-style-name="Default">
      <style:table-cell-properties fo:background-color="#cccccc" style:text-align-source="fix" style:repeat-content="false" style:vertical-align="middle"/>
      <style:paragraph-properties fo:text-align="center"/>
      <style:text-properties fo:color="#000000"/>
    </style:style>
    <style:style style:name="ce7" style:family="table-cell" style:parent-style-name="Default">
      <style:table-cell-properties fo:background-color="#000000" style:text-align-source="fix" style:repeat-content="false" style:vertical-align="middle"/>
      <style:paragraph-properties fo:text-align="center"/>
      <style:text-properties fo:color="#ffffff"/>
    </style:style>
    <style:style style:name="ta_extref" style:family="table">
      <style:table-properties table:display="false"/>
    </style:style>
    <style:style style:name="T1" style:family="text"/>
    <style:style style:name="T2" style:family="text">
      <style:text-properties fo:font-size="10pt" fo:language="en" fo:country="US" fo:font-style="normal" fo:font-weight="normal" style:font-size-asian="10pt" style:language-asian="en" style:country-asian="US" style:font-name-complex="Verdana" style:font-size-complex="10pt"/>
    </style:style>
    <style:style style:name="T3" style:family="text">
      <style:text-properties fo:font-size="10pt" fo:language="es" fo:country="AR" fo:font-style="normal" fo:font-weight="normal" style:font-size-asian="10pt" style:language-asian="en" style:country-asian="US" style:font-name-complex="Verdana" style:font-size-complex="10pt"/>
    </style:style>
  </office:automatic-styles>
  <office:body>
    <office:spreadsheet>
      <table:table table:name="Hoja1" table:style-name="ta1" table:print="false">
        <table:table-column table:style-name="co1" table:number-columns-repeated="4" table:default-cell-style-name="ce2"/>
        <table:table-column table:style-name="co1" table:number-columns-repeated="4" table:default-cell-style-name="ce4"/>
        <table:table-column table:style-name="co1" table:number-columns-repeated="12" table:default-cell-style-name="ce2"/>
        <table:table-column table:style-name="co1" table:number-columns-repeated="8" table:default-cell-style-name="ce4"/>
        <table:table-column table:style-name="co1" table:number-columns-repeated="4" table:default-cell-style-name="ce2"/>
        <table:table-row table:style-name="ro1">
          <table:table-cell table:style-name="ce1" office:value-type="string" table:number-columns-spanned="4" table:number-rows-spanned="3">
            <text:p>Concepción</text:p>
          </table:table-cell>
          <table:covered-table-cell table:number-columns-repeated="3"/>
          <table:table-cell table:style-name="ce3" office:value-type="string" table:number-columns-spanned="4" table:number-rows-spanned="3">
            <text:p>Elaboración</text:p>
          </table:table-cell>
          <table:covered-table-cell table:number-columns-repeated="3"/>
          <table:table-cell table:style-name="ce5" office:value-type="string" table:number-columns-spanned="12" table:number-rows-spanned="3">
            <text:p><text:span text:style-name="T2">Análisis </text:span><text:span text:style-name="T3">de</text:span><text:span text:style-name="T2"> la </text:span><text:span text:style-name="T3">arquitectura</text:span></text:p>
          </table:table-cell>
          <table:covered-table-cell table:number-columns-repeated="11"/>
          <table:table-cell table:style-name="ce6" office:value-type="string" table:number-columns-spanned="8" table:number-rows-spanned="3">
            <text:p>Construcción</text:p>
          </table:table-cell>
          <table:covered-table-cell table:number-columns-repeated="7"/>
          <table:table-cell table:style-name="ce7" office:value-type="string" table:number-columns-spanned="4" table:number-rows-spanned="3">
            <text:p>Finalización</text:p>
          </table:table-cell>
          <table:covered-table-cell table:number-columns-repeated="3"/>
        </table:table-row>
        <table:table-row table:style-name="ro1">
          <table:covered-table-cell table:number-columns-repeated="32"/>
        </table:table-row>
        <table:table-row table:style-name="ro1">
          <table:covered-table-cell table:number-columns-repeated="32"/>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0-22">22/10/2010</text:date>, <text:time>18:30:10</text:time></text:p>
        </style:region-right>
      </style:header>
      <style:header-left style:display="false"/>
      <style:footer>
        <text:p>Página <text:page-number>1</text:page-number> / <text:page-count>99</text:page-count></text:p>
      </style:footer>
      <style:footer-left style:display="false"/>
    </style:master-page>
  </office:master-styles>
</office:document-styles>
</file>